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70AD47" fo:letter-spacing="0.0069i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size="10pt" style:font-size-asian="10pt" style:font-size-complex="10pt"/>
    </style:style>
    <style:style style:name="T4" style:parent-style-name="Policepardéfaut" style:family="text">
      <style:text-properties fo:font-size="10pt" style:font-size-asian="10pt" style:font-size-complex="10pt"/>
    </style:style>
    <style:style style:name="P5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10" style:parent-style-name="Standard" style:family="paragraph">
      <style:text-properties fo:color="#383A42" fo:letter-spacing="0.0013in" fo:font-size="10pt" style:font-size-asian="10pt" style:font-size-complex="10pt"/>
    </style:style>
    <style:style style:name="P1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3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4" style:parent-style-name="Paragraphedeliste" style:list-style-name="WWNum1" style:family="paragraph"/>
    <style:style style:name="T15" style:parent-style-name="Policepardéfaut" style:family="text">
      <style:text-properties fo:color="#383A42" fo:letter-spacing="0.0013in" fo:font-size="10pt" style:font-size-asian="10pt" style:font-size-complex="10pt"/>
    </style:style>
    <style:style style:name="T16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P17" style:parent-style-name="Normal" style:list-style-name="WWNum1" style:family="paragraph">
      <style:paragraph-properties style:vertical-align="auto" fo:line-height="100%"/>
      <style:text-properties fo:hyphenate="true"/>
    </style:style>
    <style:style style:name="T18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FF" style:language-asian="fr" style:country-asian="FR"/>
    </style:style>
    <style:style style:name="T19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00" style:language-asian="fr" style:country-asian="FR"/>
    </style:style>
    <style:style style:name="P20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T23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4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5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7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8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9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30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1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2" style:parent-style-name="Standard" style:family="paragraph">
      <style:text-properties style:font-name="Courier New" style:font-name-complex="Courier New" fo:font-weight="bold" style:font-weight-asian="bold" style:font-weight-complex="bold" fo:color="#383A42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color="#383A42" fo:letter-spacing="0.0013in" fo:font-size="10pt" style:font-size-asian="10pt" style:font-size-complex="10pt"/>
    </style:style>
    <style:style style:name="P34" style:parent-style-name="Standard" style:family="paragraph">
      <style:text-properties fo:color="#383A42" fo:letter-spacing="0.0013in" fo:font-size="10pt" style:font-size-asian="10pt" style:font-size-complex="10pt"/>
    </style:style>
    <style:style style:name="P35" style:parent-style-name="PreformattedText" style:family="paragraph">
      <style:paragraph-properties fo:margin-bottom="0.1965in"/>
    </style:style>
    <style:style style:name="T36" style:parent-style-name="SourceText" style:family="text">
      <style:text-properties style:font-name="Courier New" style:font-name-complex="Courier New" fo:background-color="#C0C0C0"/>
    </style:style>
    <style:style style:name="P37" style:parent-style-name="PreformattedText" style:family="paragraph">
      <style:paragraph-properties fo:margin-bottom="0.1965in"/>
    </style:style>
    <style:style style:name="T38" style:parent-style-name="SourceText" style:family="text">
      <style:text-properties style:font-name="Courier New" style:font-name-complex="Courier New" fo:background-color="#C0C0C0"/>
    </style:style>
    <style:style style:name="T39" style:parent-style-name="Policepardéfau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2" style:parent-style-name="Policepardéfaut" style:family="text">
      <style:text-properties fo:color="#222222" fo:font-size="10pt" style:font-size-asian="10pt" style:font-size-complex="10pt" fo:background-color="#F9F9F9"/>
    </style:style>
    <style:style style:name="T4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4" style:parent-style-name="Policepardéfaut" style:family="text">
      <style:text-properties fo:color="#434343" fo:font-size="10pt" style:font-size-asian="10pt" style:font-size-complex="10pt" fo:background-color="#F8F8F8"/>
    </style:style>
    <style:style style:name="T4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PreformattedText" style:family="paragraph">
      <style:paragraph-properties fo:margin-bottom="0.1965in"/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T50" style:parent-style-name="Policepardéfaut" style:family="text">
      <style:text-properties style:font-name="Courier New" style:font-name-complex="Courier New" fo:background-color="#C0C0C0"/>
    </style:style>
    <style:style style:name="T51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 fo:font-size="12pt" style:font-size-asian="12pt" style:font-size-complex="12pt"/>
    </style:style>
    <style:style style:name="T5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4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6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8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9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/>
    </style:style>
    <style:style style:name="T60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1" style:parent-style-name="CodeHTML" style:family="text">
      <style:text-properties style:font-name-asian="NSimSun" style:font-weight-complex="bold" fo:color="#0C0D0E" fo:background-color="#C0C0C0"/>
    </style:style>
    <style:style style:name="T62" style:parent-style-name="CodeHTML" style:family="text">
      <style:text-properties style:font-name-asian="NSimSun" style:font-weight-complex="bold" fo:color="#0C0D0E" fo:background-color="#C0C0C0"/>
    </style:style>
    <style:style style:name="P63" style:parent-style-name="Standard" style:family="paragraph">
      <style:text-properties style:font-name="Courier New" style:font-name-complex="Courier New" fo:font-size="10pt" style:font-size-asian="10pt" style:font-size-complex="10pt" fo:background-color="#C0C0C0"/>
    </style:style>
    <style:style style:name="P64" style:parent-style-name="Standard" style:family="paragraph">
      <style:paragraph-properties fo:margin-bottom="0.1965in"/>
    </style:style>
    <style:style style:name="T65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66" style:parent-style-name="CodeHTML" style:family="text">
      <style:text-properties style:font-name-asian="NSimSun" style:font-weight-complex="bold" fo:color="#0C0D0E" fo:background-color="#C0C0C0"/>
    </style:style>
    <style:style style:name="P67" style:parent-style-name="Standard" style:family="paragraph">
      <style:paragraph-properties fo:margin-bottom="0.1965in"/>
    </style:style>
    <style:style style:name="P68" style:parent-style-name="Standard" style:family="paragraph">
      <style:paragraph-properties fo:margin-bottom="0.1965in"/>
    </style:style>
    <style:style style:name="T69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margin-bottom="0.1965in"/>
    </style:style>
    <style:style style:name="T7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72" style:parent-style-name="Standard" style:family="paragraph">
      <style:paragraph-properties fo:margin-bottom="0.1965in"/>
    </style:style>
    <style:style style:name="T73" style:parent-style-name="Policepardéfaut" style:family="text">
      <style:text-properties style:font-name="Courier New" style:font-name-complex="Courier New" fo:background-color="#D9D9D9"/>
    </style:style>
    <style:style style:name="P74" style:parent-style-name="Standard" style:family="paragraph">
      <style:paragraph-properties fo:margin-bottom="0.1965in"/>
    </style:style>
    <style:style style:name="P75" style:parent-style-name="Standard" style:family="paragraph">
      <style:paragraph-properties fo:margin-bottom="0.1965in"/>
    </style:style>
    <style:style style:name="P76" style:parent-style-name="Standard" style:family="paragraph">
      <style:paragraph-properties fo:margin-bottom="0.1965in"/>
    </style:style>
    <style:style style:name="P77" style:parent-style-name="Standard" style:family="paragraph">
      <style:paragraph-properties fo:margin-bottom="0.1965in"/>
    </style:style>
    <style:style style:name="P78" style:parent-style-name="Standard" style:family="paragraph">
      <style:paragraph-properties fo:margin-bottom="0.1965in"/>
    </style:style>
  </office:automatic-styles>
  <office:body>
    <office:text text:use-soft-page-breaks="true">
      <text:p text:style-name="P1">Tuto install OS raspberry Zero 2w</text:p>
      <text:p text:style-name="P2"/>
      <text:p text:style-name="Standard"><text:span text:style-name="T3">Installer raspian 64 bits :<text:s/></text:span><text:a xlink:href="https://www.piwebradio.kevincastejon.fr/pages/install-os" office:target-frame-name="_top" xlink:show="replace"><text:span text:style-name="T4">PiWebRadio Project (kevincastejon.fr)</text:span></text:a></text:p>
      <text:p text:style-name="P5">Telecharger<text:s/>RaspBerry Pi Imager v1.8.5</text:p>
      <text:p text:style-name="P6">Modele de Raspbery Pi : Raspberry Pi Zero 2W</text:p>
      <text:p text:style-name="P7">OS : RaspBerry Pi OS (64 bit)</text:p>
      <text:p text:style-name="P8">Stockage : MASS STORAGE DEVICE USB</text:p>
      <text:p text:style-name="P9"/>
      <text:p text:style-name="P10">pour communiquer par FTP via filezilla :</text:p>
      <text:list text:style-name="WWNum1">
        <text:list-item>
          <text:p text:style-name="P11">Menu/préférences/configuration du RaspBerry Pi/Interfaces/SSH :ON</text:p>
        </text:list-item>
        <text:list-item>
          <text:p text:style-name="P12">Config de filezilla</text:p>
          <text:list text:continue-numbering="true">
            <text:list-item>
              <text:p text:style-name="P13">Protocole SFTP – SSH File</text:p>
            </text:list-item>
            <text:list-item>
              <text:p text:style-name="P14"><text:span text:style-name="T15">Hôte<text:s/></text:span><text:span text:style-name="T16">192.168.1.19</text:span></text:p>
            </text:list-item>
            <text:list-item>
              <text:p text:style-name="P17"><text:span text:style-name="T18">Hôte<text:s/></text:span><text:span text:style-name="T19">192.168.1.24</text:span></text:p>
            </text:list-item>
            <text:list-item>
              <text:p text:style-name="P20">Type d’authentification : Normale</text:p>
            </text:list-item>
            <text:list-item>
              <text:p text:style-name="P21">Utilisateur : pierre</text:p>
            </text:list-item>
            <text:list-item>
              <text:p text:style-name="P22">Mot de passe : topgun12</text:p>
            </text:list-item>
          </text:list>
        </text:list-item>
      </text:list>
      <text:p text:style-name="Standard"/>
      <text:p text:style-name="Standard"><text:span text:style-name="T23">sudo</text:span><text:span text:style-name="T24"><text:s/></text:span><text:span text:style-name="T25">apt-get</text:span><text:span text:style-name="T26"><text:s/>update</text:span></text:p>
      <text:p text:style-name="Standard"><text:span text:style-name="T27">sudo</text:span><text:span text:style-name="T28"><text:s/></text:span><text:span text:style-name="T29">apt-get</text:span><text:span text:style-name="T30"><text:s/>upgrade –y</text:span></text:p>
      <text:p text:style-name="P31"/>
      <text:p text:style-name="P32">activer mode PWM pour la sortie audio :</text:p>
      <text:p text:style-name="P33">sudo nano<text:s/>/boot/firmware/config.txt</text:p>
      <text:p text:style-name="P34">ajouter :</text:p>
      <text:p text:style-name="P35"><text:span text:style-name="T36">dtoverlay=pwm-2chan,pin=12,func=4,pin2=13,func2=4</text:span></text:p>
      <text:p text:style-name="P37"><text:span text:style-name="T38">dtoverlay=audremap</text:span></text:p>
      <text:p text:style-name="Standard"/>
      <text:p text:style-name="Standard"><text:span text:style-name="T39">sélectionner la carte audio<text:s/></text:span><text:span text:style-name="T40">bcm2835 par défaut<text:s/></text:span></text:p>
      <text:p text:style-name="Standard"><text:span text:style-name="T41">(si<text:s/></text:span><text:span text:style-name="T42">vc4-hdmi</text:span><text:span text:style-name="T43"><text:s/>est card0. Vérifier avec<text:s/></text:span><text:span text:style-name="T44">aplay -l</text:span><text:span text:style-name="T45">)</text:span></text:p>
      <text:p text:style-name="P46">sudo nano /etc/asound.conf</text:p>
      <text:p text:style-name="P47">ajouter :</text:p>
      <text:p text:style-name="P48">defaults.pcm.card<text:s/>1</text:p>
      <text:soft-page-break/>
      <text:p text:style-name="P49"><text:span text:style-name="T50">defaults.ctl.card 1</text:span></text:p>
      <text:p text:style-name="Standard"/>
      <text:p text:style-name="Standard"><text:span text:style-name="T51">activer le mode audio mono</text:span></text:p>
      <text:p text:style-name="Standard"><text:span text:style-name="T52">ref : https://askubuntu.com/questions/17791/can-i-downmix-stereo-audio-to-mono</text:span></text:p>
      <text:p text:style-name="Standard"><text:span text:style-name="T53">&gt;sudo raspi-config</text:span></text:p>
      <text:p text:style-name="Standard"><text:span text:style-name="T54"><text:tab/>sélectionner advanced options/audio config/pulseaudio</text:span></text:p>
      <text:p text:style-name="Standard"><text:span text:style-name="T55">&gt;pacmd list-sinks | grep name:</text:span></text:p>
      <text:p text:style-name="Standard"><text:span text:style-name="T56">copier le nom du<text:s/></text:span><text:span text:style-name="T57">device (sans les crochets) : <text:s/>alsa_output.platform-bcm2835_audio.analog-stereo</text:span></text:p>
      <text:p text:style-name="Standard"><text:span text:style-name="T58">ajouter les 2 lignes suivantes dans etc</text:span><text:span text:style-name="T59">/</text:span><text:span text:style-name="T60">pulse/default.pa :</text:span></text:p>
      <text:p text:style-name="Standard"/>
      <text:p text:style-name="Standard"><text:span text:style-name="T61">load-module module-remap-sink sink_name=mono master=alsa_output.platform-bcm2835_audio.analog-stereo channels=2 chann</text:span><text:span text:style-name="T62">el_map=mono,mono</text:span></text:p>
      <text:p text:style-name="P63"/>
      <text:p text:style-name="P64"><text:span text:style-name="T65">set-default-sink <text:s/></text:span><text:span text:style-name="T66">mono</text:span></text:p>
      <text:p text:style-name="P67"/>
      <text:p text:style-name="P68"><text:span text:style-name="T69">activer le mode PWM du GPIO18 et le controler</text:span></text:p>
      <text:p text:style-name="P70"><text:span text:style-name="T71">ajouter :</text:span></text:p>
      <text:p text:style-name="P72"><text:span text:style-name="T73">dtoverlay=pwm-2chan,pin=18,func=2</text:span></text:p>
      <text:p text:style-name="P74">à /boot/firmware/config.txt</text:p>
      <text:p text:style-name="P75">installer la bibliothèque rpi-hardware-pwm 0.2.2 (<text:a xlink:href="https://pypi.org/project/rpi-hardware-pwm/" office:target-frame-name="_top" xlink:show="replace"><text:span text:style-name="Lienhypertexte">rpi-hardware-pwm · PyPI</text:span></text:a>)</text:p>
      <text:p text:style-name="P76">&gt;<text:s/>sudo pip3 install rpi-hardware-pwm --break-system-packages</text:p>
      <text:p text:style-name="P77">Pour régler GPIO en PWM0 :</text:p>
      <text:p text:style-name="P78">&gt; pinctrl 18 a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DejaVu Sans Condense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0062in" text:min-label-width="0.25in"/>
      </text:list-level-style-number>
      <text:list-level-style-number text:level="2" style:num-suffix="." style:num-format="a" style:num-letter-sync="true">
        <style:list-level-properties text:space-before="0.5062in" text:min-label-width="0.25in"/>
      </text:list-level-style-number>
      <text:list-level-style-number text:level="3" style:num-suffix="." style:num-format="i" text:display-levels="3">
        <style:list-level-properties fo:text-align="end" text:space-before="1.1312in" text:min-label-width="0.125in"/>
      </text:list-level-style-number>
      <text:list-level-style-number text:level="4" style:num-suffix="." style:num-format="1" text:display-levels="4">
        <style:list-level-properties text:space-before="1.5062in" text:min-label-width="0.25in"/>
      </text:list-level-style-number>
      <text:list-level-style-number text:level="5" style:num-suffix="." style:num-format="a" style:num-letter-sync="true" text:display-levels="5">
        <style:list-level-properties text:space-before="2.0062in" text:min-label-width="0.25in"/>
      </text:list-level-style-number>
      <text:list-level-style-number text:level="6" style:num-suffix="." style:num-format="i" text:display-levels="6">
        <style:list-level-properties fo:text-align="end" text:space-before="2.6312in" text:min-label-width="0.125in"/>
      </text:list-level-style-number>
      <text:list-level-style-number text:level="7" style:num-suffix="." style:num-format="1" text:display-levels="7">
        <style:list-level-properties text:space-before="3.0062in" text:min-label-width="0.25in"/>
      </text:list-level-style-number>
      <text:list-level-style-number text:level="8" style:num-suffix="." style:num-format="a" style:num-letter-sync="true" text:display-levels="8">
        <style:list-level-properties text:space-before="3.5062in" text:min-label-width="0.25in"/>
      </text:list-level-style-number>
      <text:list-level-style-number text:level="9" style:num-suffix="." style:num-format="i" text:display-levels="9">
        <style:list-level-properties fo:text-align="end" text:space-before="4.1312in" text:min-label-width="0.125in"/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dministrateur</meta:initial-creator>
    <dc:creator>Administrateur</dc:creator>
    <meta:creation-date>2024-06-25T17:34:00Z</meta:creation-date>
    <dc:date>2025-02-16T16:20:00Z</dc:date>
    <meta:template xlink:href="Normal.dotm" xlink:type="simple"/>
    <meta:editing-cycles>136</meta:editing-cycles>
    <meta:editing-duration>PT11520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4" meta:character-count="1849" meta:row-count="13" meta:non-whitespace-character-count="1568"/>
  </office:meta>
</office:document-meta>
</file>